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adornments="Standard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orts" style:family="table">
      <style:table-properties style:width="17cm" table:align="margins" style:may-break-between-rows="false"/>
    </style:style>
    <style:style style:name="Ports.A" style:family="table-column">
      <style:table-column-properties style:column-width="4.249cm" style:rel-column-width="16383*"/>
    </style:style>
    <style:style style:name="Ports.D" style:family="table-column">
      <style:table-column-properties style:column-width="4.251cm" style:rel-column-width="16386*"/>
    </style:style>
    <style:style style:name="Ports.A1" style:family="table-cell">
      <style:table-cell-properties fo:padding="0.097cm" fo:border-left="0.05pt solid #000000" fo:border-right="none" fo:border-top="0.05pt solid #000000" fo:border-bottom="0.05pt solid #000000"/>
    </style:style>
    <style:style style:name="Ports.D1" style:family="table-cell">
      <style:table-cell-properties fo:padding="0.097cm" fo:border="0.05pt solid #000000"/>
    </style:style>
    <style:style style:name="Ports.A2" style:family="table-cell">
      <style:table-cell-properties fo:padding="0.097cm" fo:border-left="0.05pt solid #000000" fo:border-right="none" fo:border-top="none" fo:border-bottom="0.05pt solid #000000"/>
    </style:style>
    <style:style style:name="Port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rsid="001c33ef" officeooo:paragraph-rsid="001c33ef"/>
    </style:style>
    <style:style style:name="P5" style:family="paragraph" style:parent-style-name="Heading_20_2">
      <style:text-properties officeooo:paragraph-rsid="0015aab9"/>
    </style:style>
    <style:style style:name="P6" style:family="paragraph" style:parent-style-name="Heading_20_1">
      <style:text-properties officeooo:paragraph-rsid="0015aab9"/>
    </style:style>
    <style:style style:name="P7" style:family="paragraph" style:parent-style-name="Code">
      <style:text-properties officeooo:paragraph-rsid="0019a3f4"/>
    </style:style>
    <style:style style:name="P8" style:family="paragraph" style:parent-style-name="Heading_20_1" style:master-page-name="Standard">
      <style:paragraph-properties style:page-number="auto"/>
      <style:text-properties officeooo:paragraph-rsid="0016aacc"/>
    </style:style>
    <style:style style:name="P9" style:family="paragraph" style:parent-style-name="Text_20_body">
      <style:text-properties officeooo:paragraph-rsid="0015aab9"/>
    </style:style>
    <style:style style:name="P10" style:family="paragraph" style:parent-style-name="Code">
      <style:text-properties officeooo:paragraph-rsid="0015aab9"/>
    </style:style>
    <style:style style:name="P11" style:family="paragraph" style:parent-style-name="Text_20_body">
      <style:text-properties officeooo:rsid="0019742d" officeooo:paragraph-rsid="0019742d"/>
    </style:style>
    <style:style style:name="P12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6b1ea"/>
    </style:style>
    <style:style style:name="T2" style:family="text">
      <style:text-properties officeooo:rsid="001de0d7"/>
    </style:style>
    <style:style style:name="T3" style:family="text">
      <style:text-properties officeooo:rsid="0015aab9"/>
    </style:style>
    <style:style style:name="T4" style:family="text">
      <style:text-properties fo:color="#9cdcfe" loext:opacity="100%"/>
    </style:style>
    <style:style style:name="T5" style:family="text">
      <style:text-properties fo:color="#ce9178" loext:opacity="100%"/>
    </style:style>
    <style:style style:name="T6" style:family="text">
      <style:text-properties officeooo:rsid="0016b5d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Pico Work Setup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Pico Work Setup</text:p>
          </text:index-title>
          <text:p text:style-name="P1"><text:a xlink:type="simple" xlink:href="#__RefHeading___Toc229_2502408437" text:style-name="Index_20_Link" text:visited-style-name="Index_20_Link">1 History<text:tab/>1</text:a></text:p>
          <text:p text:style-name="P2"><text:a xlink:type="simple" xlink:href="#__RefHeading___Toc231_2502408437" text:style-name="Index_20_Link" text:visited-style-name="Index_20_Link">1.1 V 0.1.2 24.aug.2025<text:tab/>1</text:a></text:p>
          <text:p text:style-name="P2"><text:a xlink:type="simple" xlink:href="#__RefHeading___Toc233_2502408437" text:style-name="Index_20_Link" text:visited-style-name="Index_20_Link">1.2 V 0.1.0 17.aug.2025<text:tab/>1</text:a></text:p>
          <text:p text:style-name="P1"><text:a xlink:type="simple" xlink:href="#__RefHeading___Toc235_2502408437" text:style-name="Index_20_Link" text:visited-style-name="Index_20_Link">2 Intro<text:tab/>2</text:a></text:p>
          <text:p text:style-name="P2"><text:a xlink:type="simple" xlink:href="#__RefHeading___Toc237_2502408437" text:style-name="Index_20_Link" text:visited-style-name="Index_20_Link">2.1 Goal<text:tab/>2</text:a></text:p>
          <text:p text:style-name="P1"><text:a xlink:type="simple" xlink:href="#__RefHeading___Toc239_2502408437" text:style-name="Index_20_Link" text:visited-style-name="Index_20_Link">3 Basic main setup<text:tab/>2</text:a></text:p>
          <text:p text:style-name="P2"><text:a xlink:type="simple" xlink:href="#__RefHeading___Toc241_2502408437" text:style-name="Index_20_Link" text:visited-style-name="Index_20_Link">3.1 Setup Windows<text:tab/>2</text:a></text:p>
          <text:p text:style-name="P3"><text:a xlink:type="simple" xlink:href="#__RefHeading___Toc243_2502408437" text:style-name="Index_20_Link" text:visited-style-name="Index_20_Link">3.1.1 Directory structure<text:tab/>2</text:a></text:p>
          <text:p text:style-name="P2"><text:a xlink:type="simple" xlink:href="#__RefHeading___Toc245_2502408437" text:style-name="Index_20_Link" text:visited-style-name="Index_20_Link">3.2 Setup RaspiOS<text:tab/>2</text:a></text:p>
          <text:p text:style-name="P2"><text:a xlink:type="simple" xlink:href="#__RefHeading___Toc247_2502408437" text:style-name="Index_20_Link" text:visited-style-name="Index_20_Link">3.3 Setup ChromeOS Flex<text:tab/>2</text:a></text:p>
          <text:p text:style-name="P1"><text:a xlink:type="simple" xlink:href="#__RefHeading___Toc249_2502408437" text:style-name="Index_20_Link" text:visited-style-name="Index_20_Link">4 Preparation of a new project<text:tab/>3</text:a></text:p>
          <text:p text:style-name="P2"><text:a xlink:type="simple" xlink:href="#__RefHeading___Toc1162_2502408437" text:style-name="Index_20_Link" text:visited-style-name="Index_20_Link">4.1 New project at windows<text:tab/>3</text:a></text:p>
          <text:p text:style-name="P2"><text:a xlink:type="simple" xlink:href="#__RefHeading___Toc1164_2502408437" text:style-name="Index_20_Link" text:visited-style-name="Index_20_Link">4.2 New project at RaspiOS<text:tab/>3</text:a></text:p>
          <text:p text:style-name="P2"><text:a xlink:type="simple" xlink:href="#__RefHeading___Toc1166_2502408437" text:style-name="Index_20_Link" text:visited-style-name="Index_20_Link">4.3 New project at ChromeOS Flex<text:tab/>3</text:a></text:p>
          <text:p text:style-name="P1"><text:a xlink:type="simple" xlink:href="#__RefHeading___Toc249_2502408437%20Kopie%201" text:style-name="Index_20_Link" text:visited-style-name="Index_20_Link">5 Reactivate project from git<text:tab/>3</text:a></text:p>
          <text:p text:style-name="P2"><text:a xlink:type="simple" xlink:href="#__RefHeading___Toc249_2502408437%20Kopie%201%20Kopie%201" text:style-name="Index_20_Link" text:visited-style-name="Index_20_Link">5.1 Reactivate at windows<text:tab/>3</text:a></text:p>
          <text:p text:style-name="P2"><text:a xlink:type="simple" xlink:href="#__RefHeading___Toc249_2502408437%20Kopie%201%20Kopie%202" text:style-name="Index_20_Link" text:visited-style-name="Index_20_Link">5.2 Reactivate at RaspiOS<text:tab/>3</text:a></text:p>
          <text:p text:style-name="P2"><text:a xlink:type="simple" xlink:href="#__RefHeading___Toc249_2502408437%20Kopie%201%20Kopie%203" text:style-name="Index_20_Link" text:visited-style-name="Index_20_Link">5.3 Reactivate at ChromeOS Flex<text:tab/>3</text:a></text:p>
          <text:p text:style-name="P2"><text:a xlink:type="simple" xlink:href="#__RefHeading___Toc1168_2502408437" text:style-name="Index_20_Link" text:visited-style-name="Index_20_Link">5.4 All<text:tab/>3</text:a></text:p>
          <text:p text:style-name="P3"><text:a xlink:type="simple" xlink:href="#__RefHeading___Toc251_2502408437" text:style-name="Index_20_Link" text:visited-style-name="Index_20_Link">5.4.1 Execute programm generator<text:tab/>3</text:a></text:p>
          <text:p text:style-name="P3"><text:a xlink:type="simple" xlink:href="#__RefHeading___Toc253_2502408437" text:style-name="Index_20_Link" text:visited-style-name="Index_20_Link">5.4.2 Configuration for external OpenOCD debugger<text:tab/>3</text:a></text:p>
          <text:p text:style-name="P2"><text:a xlink:type="simple" xlink:href="#__RefHeading___Toc257_2502408437" text:style-name="Index_20_Link" text:visited-style-name="Index_20_Link">5.5 PORTS 4 remote debugging<text:tab/>3</text:a></text:p>
          <text:p text:style-name="P1"><text:a xlink:type="simple" xlink:href="#__RefHeading___Toc259_2502408437" text:style-name="Index_20_Link" text:visited-style-name="Index_20_Link">6 Dirty Work<text:tab/>4</text:a></text:p>
          <text:p text:style-name="P2"><text:a xlink:type="simple" xlink:href="#__RefHeading___Toc1756_2502408437" text:style-name="Index_20_Link" text:visited-style-name="Index_20_Link">6.1 got native compiler<text:tab/>4</text:a></text:p>
          <text:p text:style-name="P1"><text:a xlink:type="simple" xlink:href="#__RefHeading___Toc261_2502408437" text:style-name="Index_20_Link" text:visited-style-name="Index_20_Link">7 Questions<text:tab/>4</text:a></text:p>
          <text:p text:style-name="P2"><text:a xlink:type="simple" xlink:href="#__RefHeading___Toc1170_2502408437" text:style-name="Index_20_Link" text:visited-style-name="Index_20_Link">7.1 Which build type<text:tab/>4</text:a></text:p>
          <text:p text:style-name="P1"><text:a xlink:type="simple" xlink:href="#__RefHeading___Toc263_2502408437" text:style-name="Index_20_Link" text:visited-style-name="Index_20_Link">8 Problems<text:tab/>5</text:a></text:p>
          <text:p text:style-name="P1"><text:a xlink:type="simple" xlink:href="#__RefHeading___Toc265_2502408437" text:style-name="Index_20_Link" text:visited-style-name="Index_20_Link">9 Links<text:tab/>6</text:a></text:p>
          <text:p text:style-name="P2"><text:a xlink:type="simple" xlink:href="#__RefHeading___Toc267_2502408437" text:style-name="Index_20_Link" text:visited-style-name="Index_20_Link">9.2 Profiles<text:tab/>6</text:a></text:p>
          <text:p text:style-name="P2"><text:a xlink:type="simple" xlink:href="#__RefHeading___Toc269_2502408437" text:style-name="Index_20_Link" text:visited-style-name="Index_20_Link">9.3 Other<text:tab/>6</text:a></text:p>
        </text:index-body>
      </text:table-of-content>
      <text:p text:style-name="Text_20_body"/>
      <text:h text:style-name="Heading_20_1" text:outline-level="1"><text:bookmark-start text:name="__RefHeading___Toc229_2502408437"/>History<text:bookmark-end text:name="__RefHeading___Toc229_2502408437"/></text:h>
      <text:h text:style-name="Heading_20_2" text:outline-level="2"><text:bookmark-start text:name="__RefHeading___Toc231_2502408437"/>V 0.1.2 24.aug.2025<text:bookmark-end text:name="__RefHeading___Toc231_2502408437"/></text:h>
      <text:p text:style-name="Text_20_body">New split</text:p>
      <text:h text:style-name="Heading_20_2" text:outline-level="2"><text:bookmark-start text:name="__RefHeading___Toc233_2502408437"/>V 0.1.0 17.aug.2025<text:bookmark-end text:name="__RefHeading___Toc233_2502408437"/></text:h>
      <text:p text:style-name="Text_20_body">First</text:p>
      <text:h text:style-name="Heading_20_1" text:outline-level="1"><text:bookmark-start text:name="__RefHeading___Toc235_2502408437"/><text:soft-page-break/>Intro<text:bookmark-end text:name="__RefHeading___Toc235_2502408437"/></text:h>
      <text:h text:style-name="Heading_20_2" text:outline-level="2"><text:bookmark-start text:name="__RefHeading___Toc237_2502408437"/>Goal<text:bookmark-end text:name="__RefHeading___Toc237_2502408437"/></text:h>
      <text:p text:style-name="Text_20_body">How to setup the work environment for raspberry pi pico c/c++ development</text:p>
      <text:h text:style-name="Heading_20_1" text:outline-level="1"><text:bookmark-start text:name="__RefHeading___Toc239_2502408437"/>Basic <text:span text:style-name="T1">first client</text:span> setup<text:bookmark-end text:name="__RefHeading___Toc239_2502408437"/></text:h>
      <text:h text:style-name="Heading_20_2" text:outline-level="2"><text:bookmark-start text:name="__RefHeading___Toc241_2502408437"/>Setup Windows<text:bookmark-end text:name="__RefHeading___Toc241_2502408437"/></text:h>
      <text:p text:style-name="Text_20_body">MinGW for windows</text:p>
      <text:p text:style-name="Text_20_body">mingw-get-setup.exe</text:p>
      <text:p text:style-name="Text_20_body">Install to &lt;pico-work&gt;\bin\gcc</text:p>
      <text:p text:style-name="Text_20_body">!!! Was muss angecklickt werden !!!!</text:p>
      <text:p text:style-name="Text_20_body">nein: msys</text:p>
      <text:h text:style-name="Heading_20_3" text:outline-level="3"><text:bookmark-start text:name="__RefHeading___Toc243_2502408437"/>Directory structure<text:bookmark-end text:name="__RefHeading___Toc243_2502408437"/></text:h>
      <text:p text:style-name="Code"/>
      <text:p text:style-name="Text_20_body">Update pico probe binary</text:p>
      <text:p text:style-name="Text_20_body">Connect *.sh with git-bash.cmd</text:p>
      <text:p text:style-name="Text_20_body"/>
      <text:h text:style-name="Heading_20_2" text:outline-level="2"><text:bookmark-start text:name="__RefHeading___Toc245_2502408437"/>Setup RaspiOS<text:bookmark-end text:name="__RefHeading___Toc245_2502408437"/></text:h>
      <text:p text:style-name="P4"><text:span text:style-name="T2">Add </text:span>Serial monitor <text:span text:style-name="T2">to (vs)code</text:span></text:p>
      <text:p text:style-name="P4"/>
      <text:h text:style-name="Heading_20_2" text:outline-level="2"><text:bookmark-start text:name="__RefHeading___Toc247_2502408437"/>Setup ChromeOS Flex<text:bookmark-end text:name="__RefHeading___Toc247_2502408437"/></text:h>
      <text:p text:style-name="Text_20_body"/>
      <text:p text:style-name="Text_20_body"/>
      <text:h text:style-name="Heading_20_1" text:outline-level="1"><text:bookmark-start text:name="__RefHeading___Toc249_2502408437"/><text:soft-page-break/>Preparation of a new project<text:bookmark-end text:name="__RefHeading___Toc249_2502408437"/></text:h>
      <text:h text:style-name="P5" text:outline-level="2"><text:bookmark-start text:name="__RefHeading___Toc1162_2502408437"/>New project at windows<text:bookmark-end text:name="__RefHeading___Toc1162_2502408437"/></text:h>
      <text:h text:style-name="P5" text:outline-level="2"><text:bookmark-start text:name="__RefHeading___Toc1164_2502408437"/>New project at <text:span text:style-name="T3">RaspiOS</text:span><text:bookmark-end text:name="__RefHeading___Toc1164_2502408437"/></text:h>
      <text:h text:style-name="P5" text:outline-level="2"><text:bookmark-start text:name="__RefHeading___Toc1166_2502408437"/><text:span text:style-name="T3">N</text:span>ew project at <text:span text:style-name="T3">ChromeOS Flex</text:span><text:bookmark-end text:name="__RefHeading___Toc1166_2502408437"/></text:h>
      <text:h text:style-name="P6" text:outline-level="1"><text:bookmark-start text:name="__RefHeading___Toc249_2502408437 Kopie 1"/><text:span text:style-name="T3">Reactivate </text:span>project <text:span text:style-name="T3">from git</text:span><text:bookmark-end text:name="__RefHeading___Toc249_2502408437 Kopie 1"/></text:h>
      <text:h text:style-name="P5" text:outline-level="2"><text:bookmark-start text:name="__RefHeading___Toc249_2502408437 Kopie 1 Kopie 1"/><text:span text:style-name="T3">Reactivate</text:span> at windows<text:bookmark-end text:name="__RefHeading___Toc249_2502408437 Kopie 1 Kopie 1"/></text:h>
      <text:p text:style-name="Code"/>
      <text:h text:style-name="P5" text:outline-level="2"><text:bookmark-start text:name="__RefHeading___Toc249_2502408437 Kopie 1 Kopie 2"/><text:span text:style-name="T3">Reactivate</text:span> at <text:span text:style-name="T3">RaspiOS</text:span><text:bookmark-end text:name="__RefHeading___Toc249_2502408437 Kopie 1 Kopie 2"/></text:h>
      <text:p text:style-name="P7"><text:span text:style-name="T4">"gdbPath"</text:span>: <text:span text:style-name="T5">"gdb-multiarch"</text:span>,</text:p>
      <text:h text:style-name="P5" text:outline-level="2"><text:bookmark-start text:name="__RefHeading___Toc249_2502408437 Kopie 1 Kopie 3"/><text:span text:style-name="T3">Reactivate</text:span> at <text:span text:style-name="T3">ChromeOS Flex</text:span><text:bookmark-end text:name="__RefHeading___Toc249_2502408437 Kopie 1 Kopie 3"/></text:h>
      <text:h text:style-name="Heading_20_2" text:outline-level="2"><text:bookmark-start text:name="__RefHeading___Toc1168_2502408437"/>All<text:bookmark-end text:name="__RefHeading___Toc1168_2502408437"/></text:h>
      <text:h text:style-name="Heading_20_3" text:outline-level="3"><text:bookmark-start text:name="__RefHeading___Toc251_2502408437"/>Execute programm generator<text:bookmark-end text:name="__RefHeading___Toc251_2502408437"/></text:h>
      <text:p text:style-name="Text_20_body">Edit launch configuration</text:p>
      <text:p text:style-name="Text_20_body">Move source files to src</text:p>
      <text:p text:style-name="Text_20_body"/>
      <text:h text:style-name="Heading_20_3" text:outline-level="3"><text:bookmark-start text:name="__RefHeading___Toc253_2502408437"/>Configuration for external OpenOCD debugger<text:bookmark-end text:name="__RefHeading___Toc253_2502408437"/></text:h>
      <text:p text:style-name="Text_20_body"/>
      <text:p text:style-name="Text_20_body"/>
      <text:p text:style-name="Text_20_body"/>
      <text:h text:style-name="Heading_20_2" text:outline-level="2"><text:bookmark-start text:name="__RefHeading___Toc257_2502408437"/>PORTS 4 remote debugging<text:bookmark-end text:name="__RefHeading___Toc257_2502408437"/></text:h>
      <table:table table:name="Ports" table:style-name="Ports">
        <table:table-column table:style-name="Ports.A" table:number-columns-repeated="3"/>
        <table:table-column table:style-name="Ports.D"/>
        <table:table-header-rows>
          <table:table-row>
            <table:table-cell table:style-name="Ports.A1" office:value-type="string">
              <text:p text:style-name="Table_20_Heading">Device</text:p>
            </table:table-cell>
            <table:table-cell table:style-name="Ports.A1" office:value-type="string">
              <text:p text:style-name="Table_20_Heading">gdb</text:p>
            </table:table-cell>
            <table:table-cell table:style-name="Ports.A1" office:value-type="string">
              <text:p text:style-name="Table_20_Heading">telnet</text:p>
            </table:table-cell>
            <table:table-cell table:style-name="Ports.D1" office:value-type="string">
              <text:p text:style-name="Table_20_Heading">tcl</text:p>
            </table:table-cell>
          </table:table-row>
        </table:table-header-rows>
        <table:table-row>
          <table:table-cell table:style-name="Ports.A2" office:value-type="string">
            <text:p text:style-name="Table_20_Contents">siu</text:p>
          </table:table-cell>
          <table:table-cell table:style-name="Ports.A2" office:value-type="string">
            <text:p text:style-name="Table_20_Contents">3333</text:p>
          </table:table-cell>
          <table:table-cell table:style-name="Ports.A2" office:value-type="string">
            <text:p text:style-name="Table_20_Contents">4444</text:p>
          </table:table-cell>
          <table:table-cell table:style-name="Ports.D2" office:value-type="string">
            <text:p text:style-name="Table_20_Contents">6666</text:p>
          </table:table-cell>
        </table:table-row>
        <table:table-row>
          <table:table-cell table:style-name="Ports.A2" office:value-type="string">
            <text:p text:style-name="Table_20_Contents">zena</text:p>
          </table:table-cell>
          <table:table-cell table:style-name="Ports.A2" office:value-type="string">
            <text:p text:style-name="Table_20_Contents">3343</text:p>
          </table:table-cell>
          <table:table-cell table:style-name="Ports.A2" office:value-type="string">
            <text:p text:style-name="Table_20_Contents">4454</text:p>
          </table:table-cell>
          <table:table-cell table:style-name="Ports.D2" office:value-type="string">
            <text:p text:style-name="Table_20_Contents">6676</text:p>
          </table:table-cell>
        </table:table-row>
      </table:table>
      <text:p text:style-name="Text_20_body"/>
      <text:h text:style-name="P8" text:outline-level="1"><text:bookmark-start text:name="__RefHeading___Toc259_2502408437"/>Dirty Work <text:bookmark-end text:name="__RefHeading___Toc259_2502408437"/></text:h>
      <text:h text:style-name="Heading_20_2" text:outline-level="2"><text:bookmark-start text:name="__RefHeading___Toc1756_2502408437"/>got native compiler<text:bookmark-end text:name="__RefHeading___Toc1756_2502408437"/></text:h>
      <text:p text:style-name="Text_20_body">Copy from old installation</text:p>
      <text:p text:style-name="Code">bin/msys2</text:p>
      <text:p text:style-name="Text_20_body">and</text:p>
      <text:p text:style-name="Code">bin/make</text:p>
      <text:p text:style-name="Text_20_body">Add to SetEnv.bat</text:p>
      <text:p text:style-name="Text_20_body">Maker</text:p>
      <text:p text:style-name="Code">set P=%PICO_ROOT%bin\make<text:line-break/>set PATH=%P%;%PATH%</text:p>
      <text:p text:style-name="Text_20_body">Compiler</text:p>
      <text:p text:style-name="Code">set P=%PICO_ROOT%bin\msys2<text:line-break/>set PATH=%P%;%PATH%<text:line-break/><text:line-break/>set P=%PICO_ROOT%bin\msys2\mingw64\bin<text:line-break/>set PATH=%P%;%PATH%</text:p>
      <text:p text:style-name="Text_20_body">Maker Type</text:p>
      <text:p text:style-name="Code">set CMAKE_MAKE_PROGRAM=make</text:p>
      <text:p text:style-name="Text_20_body">Execute full build with</text:p>
      <text:p text:style-name="Code">cmake -S src -B . -G "Unix Makefiles" -D CMAKE_BUILD_TYPE=Debug<text:line-break/>make</text:p>
      <text:h text:style-name="Heading_20_1" text:outline-level="1"><text:bookmark-start text:name="__RefHeading___Toc261_2502408437"/>Questions<text:bookmark-end text:name="__RefHeading___Toc261_2502408437"/></text:h>
      <text:p text:style-name="Text_20_body">SYNK or KWANGYA (IDYPIA)</text:p>
      <text:p text:style-name="Text_20_body">vnc or x2go on Raspi</text:p>
      <text:p text:style-name="Text_20_body"><text:span text:style-name="T6">make, </text:span>nmake or ninja</text:p>
      <text:p text:style-name="Text_20_body">Using ninja from Windows installer</text:p>
      <text:h text:style-name="Heading_20_2" text:outline-level="2"><text:bookmark-start text:name="__RefHeading___Toc1170_2502408437"/>Which build type<text:bookmark-end text:name="__RefHeading___Toc1170_2502408437"/></text:h>
      <text:p text:style-name="P9">Execute full build with</text:p>
      <text:p text:style-name="P10">cmake -S src -B . -G "Unix Makefiles" -D CMAKE_BUILD_TYPE=Debug<text:line-break/>make</text:p>
      <text:p text:style-name="P10">cmake -S src -B <text:span text:style-name="T3">build_pico</text:span> -G "<text:span text:style-name="T3">Ninja</text:span>" -D CMAKE_BUILD_TYPE=Debug<text:line-break/><text:span text:style-name="T3">ninja</text:span></text:p>
      <text:p text:style-name="P11"><text:soft-page-break/>ninja geht nur mit -B .</text:p>
      <text:p text:style-name="P10">cmake -S src -B . -G "Eclipse CDT4 - Ninja" -D CMAKE_BUILD_TYPE=Debug -D PICO_BOARD=pico_w <text:line-break/>make</text:p>
      <text:h text:style-name="Heading_20_1" text:outline-level="1"><text:bookmark-start text:name="__RefHeading___Toc263_2502408437"/>Problems<text:bookmark-end text:name="__RefHeading___Toc263_2502408437"/></text:h>
      <text:p text:style-name="Text_20_body">How to get Windows platform compiler (picotool pioasm)</text:p>
      <text:p text:style-name="Text_20_body"><text:s/>Include files are marked as invalid ….</text:p>
      <text:p text:style-name="Text_20_body"/>
      <text:p text:style-name="Text_20_body">ninja don't work with pico_add_extra_output() <text:span text:style-name="T3">at windows</text:span></text:p>
      <text:h text:style-name="P12" text:outline-level="1"><text:bookmark-start text:name="__RefHeading___Toc265_2502408437"/>Links<text:bookmark-end text:name="__RefHeading___Toc265_2502408437"/></text:h>
      <text:h text:style-name="Heading_20_2" text:outline-level="2"/>
      <text:p text:style-name="Text_20_body"/>
      <text:h text:style-name="Heading_20_2" text:outline-level="2"><text:bookmark-start text:name="__RefHeading___Toc267_2502408437"/>Profiles<text:bookmark-end text:name="__RefHeading___Toc267_2502408437"/></text:h>
      <text:p text:style-name="Text_20_body"/>
      <text:h text:style-name="Heading_20_2" text:outline-level="2"><text:bookmark-start text:name="__RefHeading___Toc269_2502408437"/>Other<text:bookmark-end text:name="__RefHeading___Toc269_2502408437"/></text:h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adornments="Standard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 fo:font-family="Tahoma" style:font-style-name="Standard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Page_20_Number" style:display-name="Page Number" style:family="text"/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  <number:date-style style:name="N40" number:automatic-order="true">
      <number:day/>
      <number:text>. </number:text>
      <number:month number:textual="true"/>
      <number:text> </number:text>
      <number:year number:style="long"/>
    </number:date-style>
    <number:time-style style:name="N60">
      <number:hours number:style="long"/>
      <number:text>:</number:text>
      <number:minutes number:style="long"/>
    </number:time-style>
  </office:automatic-styles>
  <office:master-styles>
    <style:master-page style:name="Standard" style:page-layout-name="Mpm1" draw:style-name="Mdp1">
      <style:header>
        <text:p text:style-name="Header">File: <text:file-name text:display="name-and-extension">PicoWorkSetup.odt</text:file-name><text:tab/><text:tab/><text:date style:data-style-name="N40" text:date-value="2025-08-24T13:59:52.637554602">Aug 24, 2025</text:date> <text:time style:data-style-name="N60" text:time-value="2023-09-06T21:22:48.090000073" text:fixed="true">21:22</text:time></text:p>
      </style:header>
      <style:footer>
        <text:p text:style-name="Footer"><text:tab/>Page <text:page-number text:select-page="current">6</text:page-number><text:s/>of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6T13:30:10.31</meta:creation-date>
    <dc:date>2025-08-24T13:59:52.487445000</dc:date>
    <meta:editing-duration>PT11H55M27S</meta:editing-duration>
    <meta:editing-cycles>114</meta:editing-cycles>
    <meta:generator>LibreOffice/25.2.3.2$Windows_x86 LibreOffice_project/bbb074479178df812d175f709636b368952c2ce3</meta:generator>
    <meta:document-statistic meta:table-count="1" meta:image-count="0" meta:object-count="0" meta:page-count="6" meta:paragraph-count="115" meta:word-count="457" meta:character-count="2629" meta:non-whitespace-character-count="2311"/>
  </office:meta>
</office:document-meta>
</file>